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GentiumAlt" svg:font-family="GentiumAl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75610" officeooo:paragraph-rsid="00175610"/>
    </style:style>
    <style:style style:name="P2" style:family="paragraph" style:parent-style-name="Text_20_body">
      <style:text-properties officeooo:paragraph-rsid="00165714"/>
    </style:style>
    <style:style style:name="P3" style:family="paragraph" style:parent-style-name="Text_20_body">
      <style:text-properties officeooo:rsid="002262fa" officeooo:paragraph-rsid="002262fa"/>
    </style:style>
    <style:style style:name="P4" style:family="paragraph" style:parent-style-name="Text_20_body">
      <style:text-properties officeooo:rsid="00228d1d" officeooo:paragraph-rsid="00228d1d"/>
    </style:style>
    <style:style style:name="P5" style:family="paragraph" style:parent-style-name="Text_20_body">
      <style:text-properties officeooo:rsid="002ab82a" officeooo:paragraph-rsid="002ab82a"/>
    </style:style>
    <style:style style:name="P6" style:family="paragraph" style:parent-style-name="Text_20_body">
      <style:text-properties officeooo:rsid="002c6846" officeooo:paragraph-rsid="002c6846"/>
    </style:style>
    <style:style style:name="P7" style:family="paragraph" style:parent-style-name="Text_20_body">
      <style:text-properties officeooo:rsid="002f6771" officeooo:paragraph-rsid="002f6771"/>
    </style:style>
    <style:style style:name="P8" style:family="paragraph" style:parent-style-name="Text_20_body">
      <style:text-properties officeooo:rsid="00331746" officeooo:paragraph-rsid="00331746"/>
    </style:style>
    <style:style style:name="P9" style:family="paragraph" style:parent-style-name="Title">
      <style:text-properties officeooo:rsid="00165714" officeooo:paragraph-rsid="00165714"/>
    </style:style>
    <style:style style:name="P10" style:family="paragraph" style:parent-style-name="Table_20_index_20_1">
      <style:text-properties officeooo:rsid="0018a1a7" officeooo:paragraph-rsid="0018a1a7"/>
    </style:style>
    <style:style style:name="P11" style:family="paragraph" style:parent-style-name="Standard">
      <style:text-properties officeooo:rsid="00228d1d" officeooo:paragraph-rsid="00228d1d"/>
    </style:style>
    <style:style style:name="P12" style:family="paragraph" style:parent-style-name="Standard">
      <style:text-properties officeooo:rsid="0022a44e" officeooo:paragraph-rsid="0022a44e"/>
    </style:style>
    <style:style style:name="P13" style:family="paragraph" style:parent-style-name="Standard">
      <style:text-properties fo:color="#2a00ff" style:font-name="Monospace" fo:font-size="10pt" officeooo:rsid="002262fa" officeooo:paragraph-rsid="002262fa" style:font-size-asian="10pt"/>
    </style:style>
    <style:style style:name="P14" style:family="paragraph" style:parent-style-name="Standard">
      <style:text-properties fo:color="#2a00ff" style:font-name="Monospace" fo:font-size="10pt" officeooo:rsid="0022a44e" officeooo:paragraph-rsid="0022a44e" style:font-size-asian="10pt"/>
    </style:style>
    <style:style style:name="P15" style:family="paragraph" style:parent-style-name="Standard">
      <style:text-properties officeooo:rsid="003ca85c" officeooo:paragraph-rsid="003ca85c"/>
    </style:style>
    <style:style style:name="P16" style:family="paragraph" style:parent-style-name="Text_20_body">
      <style:paragraph-properties fo:text-align="justify" style:justify-single-word="false"/>
      <style:text-properties officeooo:rsid="003686f8" officeooo:paragraph-rsid="003686f8"/>
    </style:style>
    <style:style style:name="P17" style:family="paragraph" style:parent-style-name="Text_20_body">
      <style:text-properties officeooo:rsid="003a56eb" officeooo:paragraph-rsid="003a56eb"/>
    </style:style>
    <style:style style:name="P18" style:family="paragraph" style:parent-style-name="Text_20_body">
      <style:text-properties officeooo:rsid="003bdb3e" officeooo:paragraph-rsid="00165714"/>
    </style:style>
    <style:style style:name="P19" style:family="paragraph" style:parent-style-name="Title">
      <style:text-properties officeooo:paragraph-rsid="00165714"/>
    </style:style>
    <style:style style:name="P20" style:family="paragraph" style:parent-style-name="Title">
      <style:text-properties style:text-outline="false" style:text-position="0% 100%" fo:text-shadow="1pt 1pt" officeooo:rsid="00165714" officeooo:paragraph-rsid="00165714"/>
    </style:style>
    <style:style style:name="P21" style:family="paragraph" style:parent-style-name="Title">
      <style:text-properties style:text-outline="false" style:text-position="0% 100%" fo:text-shadow="none" officeooo:rsid="00165714" officeooo:paragraph-rsid="00165714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Table_20_index_20_1">
      <style:paragraph-properties fo:text-align="justify" style:justify-single-word="false"/>
      <style:text-properties officeooo:rsid="001c269b" officeooo:paragraph-rsid="001c269b"/>
    </style:style>
    <style:style style:name="P24" style:family="paragraph" style:parent-style-name="Table_20_index_20_1">
      <style:paragraph-properties fo:text-align="justify" style:justify-single-word="false"/>
      <style:text-properties officeooo:rsid="001fc5d0" officeooo:paragraph-rsid="001fc5d0"/>
    </style:style>
    <style:style style:name="P25" style:family="paragraph" style:parent-style-name="Table_20_index_20_1">
      <style:paragraph-properties fo:text-align="justify" style:justify-single-word="false"/>
      <style:text-properties officeooo:rsid="0021c205" officeooo:paragraph-rsid="0021c205"/>
    </style:style>
    <style:style style:name="P26" style:family="paragraph" style:parent-style-name="Table_20_index_20_1">
      <style:paragraph-properties fo:text-align="justify" style:justify-single-word="false"/>
      <style:text-properties officeooo:rsid="002262fa" officeooo:paragraph-rsid="002262fa"/>
    </style:style>
    <style:style style:name="P27" style:family="paragraph" style:parent-style-name="Table_20_index_20_1">
      <style:paragraph-properties fo:text-align="justify" style:justify-single-word="false"/>
      <style:text-properties officeooo:rsid="0035c153" officeooo:paragraph-rsid="0035c153"/>
    </style:style>
    <style:style style:name="P28" style:family="paragraph" style:parent-style-name="Table_20_index_20_1">
      <style:paragraph-properties fo:text-align="justify" style:justify-single-word="false"/>
      <style:text-properties officeooo:rsid="0018a1a7" officeooo:paragraph-rsid="0018a1a7"/>
    </style:style>
    <style:style style:name="P29" style:family="paragraph" style:parent-style-name="Table_20_index_20_1">
      <style:paragraph-properties fo:text-align="justify" style:justify-single-word="false"/>
      <style:text-properties officeooo:rsid="001f1d4a" officeooo:paragraph-rsid="001f1d4a"/>
    </style:style>
    <style:style style:name="T1" style:family="text">
      <style:text-properties officeooo:rsid="001d8b95"/>
    </style:style>
    <style:style style:name="T2" style:family="text">
      <style:text-properties officeooo:rsid="001f1d4a"/>
    </style:style>
    <style:style style:name="T3" style:family="text">
      <style:text-properties officeooo:rsid="001fc5d0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officeooo:rsid="002ab82a" style:font-size-asian="10pt"/>
    </style:style>
    <style:style style:name="T6" style:family="text">
      <style:text-properties fo:color="#2a00ff" style:font-name="Monospace" fo:font-size="10pt" officeooo:rsid="002c6846" style:font-size-asian="10pt"/>
    </style:style>
    <style:style style:name="T7" style:family="text">
      <style:text-properties fo:color="#2a00ff" style:font-name="Monospace" fo:font-size="10pt" officeooo:rsid="002f6771" style:font-size-asian="10pt"/>
    </style:style>
    <style:style style:name="T8" style:family="text">
      <style:text-properties fo:color="#2a00ff" style:font-name="Monospace" fo:font-size="10pt" officeooo:rsid="00331746" style:font-size-asian="10pt"/>
    </style:style>
    <style:style style:name="T9" style:family="text">
      <style:text-properties officeooo:rsid="00313564"/>
    </style:style>
    <style:style style:name="T10" style:family="text">
      <style:text-properties officeooo:rsid="00394160"/>
    </style:style>
    <style:style style:name="T11" style:family="text">
      <style:text-properties officeooo:rsid="003bdb3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9"/>
      <text:p text:style-name="P20"/>
      <text:p text:style-name="P21"><text:span text:style-name="T11">M</text:span>anuel utilisateu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><text:soft-page-break/></text:p>
      <text:p text:style-name="P2"/>
      <text:p text:style-name="P2"/>
      <text:h text:style-name="Heading_20_1" text:outline-level="1">Mise en place du compilateur Min-Caml</text:h>
      <text:p text:style-name="P10"/>
      <text:p text:style-name="P23">Notre compilateur est disponible sous forme d'un jar executable. Vous pouvez utiliser le script mincamlc.sh afin de tester le compilateur <text:span text:style-name="T2">pour un fichier ml </text:span><text:s/>passé en argument.</text:p>
      <text:p text:style-name="P23"/>
      <text:p text:style-name="P24">Les options disponibles sont :</text:p>
      <text:p text:style-name="P24"/>
      <text:p text:style-name="P24">-h : affiche l'aide pour l'utilisateur</text:p>
      <text:p text:style-name="P23">-<text:span text:style-name="T3">o : donner un nom différent du fichier.ml au ficher.s généré</text:span></text:p>
      <text:p text:style-name="P23">-<text:span text:style-name="T3">v : afficher la version du compilateur</text:span></text:p>
      <text:p text:style-name="P23">-<text:span text:style-name="T3">t : s'arreter après le TypeChecking</text:span></text:p>
      <text:p text:style-name="P23">-<text:span text:style-name="T3">asml : afficher le code asml généré</text:span></text:p>
      <text:p text:style-name="P23">-<text:span text:style-name="T3">verbose : afficher la trace du fichier testé</text:span></text:p>
      <text:p text:style-name="P23"/>
      <text:p text:style-name="P23"/>
      <text:p text:style-name="P23">Il est également possible de compiler le code du compilateur avec make depuis le répertoire java.</text:p>
      <text:p text:style-name="P23">Le lancement de make test effectuera notre série de tests (situés dans le dossier tests depuis le répertoire java).</text:p>
      <text:p text:style-name="P23"/>
      <text:p text:style-name="P23">Précaution :</text:p>
      <text:p text:style-name="P23">Dans le Makefile, nous avons ajouté en option le chemin d'accès à la bibliothèque libgcc.a afin de permettre un fonctionement correct des floats avec le compilateur. Faites attention à ce que ce répertoire soit bien identique sur votre machine.</text:p>
      <text:p text:style-name="P23"/>
      <text:p text:style-name="P25">Par défaut, l'adresse <text:span text:style-name="T10">de libgcc.a </text:span>est celle qui correspond aux machines de l'Ujf.</text:p>
      <text:p text:style-name="P26">L'adresse que nous utilisons pour nos machines personnelles est commentée dans le makefile.</text:p>
      <text:p text:style-name="P23"/>
      <text:p text:style-name="P23">Enfin, la commande « make clean » supprimera les fichiers générés, y compris les fichiers arm, s , et asml qui auront été générés <text:span text:style-name="T1">dans les sous-dossiers de tests.</text:span></text:p>
      <text:p text:style-name="P23"/>
      <text:p text:style-name="P27">Les fichiers asml et s générés sont placés dans le meme dossier que le fichier.ml</text:p>
      <text:p text:style-name="P28"/>
      <text:p text:style-name="P29"/>
      <text:p text:style-name="P16">Utilisation des entiers :</text:p>
      <text:p text:style-name="P16">Les entiers manipulable<text:span text:style-name="T11">s</text:span> par le compilateur sont dans [<draw:frame draw:style-name="fr1" draw:name="Object1" text:anchor-type="as-char" svg:y="-0.439cm" svg:width="2.803cm" svg:height="0.531cm" draw:z-index="0"><draw:object xlink:href="./Object 1" xlink:type="simple" xlink:show="embed" xlink:actuate="onLoad"/><draw:image xlink:href="./ObjectReplacements/Object 1" xlink:type="simple" xlink:show="embed" xlink:actuate="onLoad"/></draw:frame>]</text:p>
      <text:h text:style-name="P22" text:outline-level="1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Spécifications des erreurs : </text:h>
      <text:p text:style-name="P3"/>
      <text:p text:style-name="P3">Le compilateur peut retourner différentes erreurs :</text:p>
      <text:p text:style-name="P13">"Type error, expected a final type unit"</text:p>
      <text:p text:style-name="P13"/>
      <text:p text:style-name="P4">Une exception est apparue dans le compilateur, il s'agit alors d'un cas non pris en compte que le compilateur n'est pas capable de gérer.</text:p>
      <text:p text:style-name="P4"/>
      <text:p text:style-name="P4">L'ensemble des erreurs qui suivent sont renvoyées par le TypeChecking :</text:p>
      <text:p text:style-name="P11"><text:span text:style-name="T4">error </text:span><text:span text:style-name="T5">&lt;x&gt;</text:span><text:span text:style-name="T4"> is not defined</text:span></text:p>
      <text:p text:style-name="P5">La variable x n'est pas définie.</text:p>
      <text:p text:style-name="P12"><text:span text:style-name="T5">&lt;x&gt;</text:span><text:span text:style-name="T4"> is already defined as a variable"</text:span></text:p>
      <text:p text:style-name="P5">La variable x est déjà définie.</text:p>
      <text:p text:style-name="P12"><text:span text:style-name="T4">error </text:span><text:span text:style-name="T6">&lt;f&gt;</text:span><text:span text:style-name="T4"> expected </text:span><text:span text:style-name="T6">&lt;nb&gt;</text:span><text:span text:style-name="T4"> arguments</text:span></text:p>
      <text:p text:style-name="P6"><text:span text:style-name="T9">L</text:span>a fonction n'est pas utilisée avec le bon nombre d'argument(s)</text:p>
      <text:p text:style-name="P12"><text:span text:style-name="T4">error </text:span><text:span text:style-name="T7">&lt;x&gt;</text:span><text:span text:style-name="T4"> is not a tuple</text:span></text:p>
      <text:p text:style-name="P7"><text:span text:style-name="T9">L</text:span>a définition d'un tuple par x est impossible car x n'est pas un tuple</text:p>
      <text:p text:style-name="P14">"error size of tuple"</text:p>
      <text:p text:style-name="P5">La taille du tuple est incorrecte</text:p>
      <text:p text:style-name="P14">"expected one argument or operation"</text:p>
      <text:p text:style-name="P5">Le nombre d'arguments est incorrect</text:p>
      <text:p text:style-name="P14">"negative argument"</text:p>
      <text:p text:style-name="P5">Le nombre d'éléments du tuples est négatif</text:p>
      <text:p text:style-name="P14">"expected a type var"</text:p>
      <text:p text:style-name="P5">Mauvaise affectation de variable</text:p>
      <text:p text:style-name="P14">"expected an array"</text:p>
      <text:p text:style-name="P5">Mauvaise affectation d'un tableau</text:p>
      <text:p text:style-name="P14">"expected similar size of tuple"</text:p>
      <text:p text:style-name="P5">la taille des tuples est différente pour l'affectation d'un tuple</text:p>
      <text:p text:style-name="P12"><text:span text:style-name="T8">&lt;Object&gt;</text:span><text:span text:style-name="T4"> &gt; type error : </text:span><text:span text:style-name="T8">&lt;type 1&gt;</text:span><text:span text:style-name="T4"> != </text:span><text:span text:style-name="T8">&lt;type2&gt;</text:span></text:p>
      <text:p text:style-name="P8">Type différent de celui attendu par l'opération</text:p>
      <text:p text:style-name="P15"><text:span text:style-name="T8">W</text:span><text:span text:style-name="T4">arning : division by 0</text:span></text:p>
      <text:p text:style-name="P15">Il y a une division par 0 dans le programme.</text:p>
      <text:p text:style-name="P15"><text:span text:style-name="T4"/></text:p>
      <text:p text:style-name="P17">Par défaut, si le programme est évalué comme étant correct, le compilateur n'affichera r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GentiumAlt" svg:font-family="GentiumAl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op_20_Caps" style:display-name="Drop Caps" style:family="text" style:hidden="true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5610" officeooo:paragraph-rsid="001756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jet Compilation 2015/2016</text:p>
        <text:p text:style-name="MP1">Equipe High Fi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0:14:16.617351379</meta:creation-date>
    <dc:date>2016-01-26T15:58:57.557036569</dc:date>
    <meta:editing-duration>PT4H40M10S</meta:editing-duration>
    <meta:editing-cycles>40</meta:editing-cycles>
    <meta:generator>LibreOffice/4.2.8.2$Linux_X86_64 LibreOffice_project/420m0$Build-2</meta:generator>
    <meta:document-statistic meta:table-count="0" meta:image-count="0" meta:object-count="1" meta:page-count="3" meta:paragraph-count="52" meta:word-count="466" meta:character-count="2803" meta:non-whitespace-character-count="2387"/>
  </office:meta>
</office:document-meta>
</file>

<file path=Object 1/content.xml><?xml version="1.0" encoding="utf-8"?>
<math xmlns="http://www.w3.org/1998/Math/MathML" display="block">
  <semantics>
    <mrow>
      <mrow>
        <msup>
          <mn>2</mn>
          <mn>31</mn>
        </msup>
        <mo stretchy="false">−</mo>
        <mn>1</mn>
      </mrow>
      <mrow>
        <mi>;</mi>
        <mo stretchy="false">−</mo>
        <msup>
          <mn>2</mn>
          <mn>31</mn>
        </msup>
        <mo stretchy="false">−</mo>
        <mn>1</mn>
      </mrow>
    </mrow>
    <annotation encoding="StarMath 5.0">2^{31}-1; -2^{ 31 }-1</annotation>
  </semantics>
</math>
</file>